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fbc5" officeooo:paragraph-rsid="000ffb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’ordre habituel est : on part de la racine, et on descend a chaque fois dans l’objet non parcouru le plus a gauche jusqu’a arriver a la feuille, puis on remonte jusqu’a ce qu’il y ait quelque chose dans le quel on puisse redescendre et ainsi de suite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1T15:05:51.667000000</dc:date>
    <meta:editing-duration>PT10M24S</meta:editing-duration>
    <meta:editing-cycles>1</meta:editing-cycles>
    <meta:document-statistic meta:table-count="0" meta:image-count="0" meta:object-count="0" meta:page-count="1" meta:paragraph-count="1" meta:word-count="48" meta:character-count="251" meta:non-whitespace-character-count="204"/>
    <meta:generator>LibreOffice/7.2.3.2$Windows_X86_64 LibreOffice_project/d166454616c1632304285822f9c83ce2e660fd92</meta:generator>
  </office:meta>
</office:document-meta>
</file>